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73d33" officeooo:paragraph-rsid="000ea244" fo:background-color="#e8a202" style:font-size-asian="14pt" style:font-size-complex="14pt"/>
    </style:style>
    <style:style style:name="P2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6adb3" officeooo:paragraph-rsid="000ea244" fo:background-color="transparent" style:font-size-asian="14pt" style:font-size-complex="14pt"/>
    </style:style>
    <style:style style:name="P3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73d33" officeooo:paragraph-rsid="000ea244" fo:background-color="transparent" style:font-size-asian="14pt" style:font-size-complex="14pt"/>
    </style:style>
    <style:style style:name="P4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73d33" officeooo:paragraph-rsid="000ea244" fo:background-color="#ffff00" style:font-size-asian="14pt" style:font-size-complex="14pt"/>
    </style:style>
    <style:style style:name="P5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bold" officeooo:rsid="00173d33" officeooo:paragraph-rsid="000ea244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bold" officeooo:rsid="00173d33" officeooo:paragraph-rsid="000ea244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Times New Roman" fo:font-size="16pt" fo:letter-spacing="normal" fo:font-style="normal" fo:font-weight="bold" officeooo:rsid="0016adb3" officeooo:paragraph-rsid="000ea244" fo:background-color="transparent" style:font-size-asian="16pt" style:font-weight-asian="bold" style:font-size-complex="16pt" style:font-weight-complex="bold"/>
    </style:style>
    <style:style style:name="T1" style:family="text">
      <style:text-properties fo:background-color="transparent" loext:char-shading-value="0" style:font-size-asian="14pt" style:font-size-complex="14pt"/>
    </style:style>
    <style:style style:name="T2" style:family="text">
      <style:text-properties officeooo:rsid="0016adb3" fo:background-color="transparent" loext:char-shading-value="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Steps to run the transformation script and generate the spread sheet locally</text:p>
      <text:p text:style-name="P2"/>
      <text:p text:style-name="P5">Step 1 :</text:p>
      <text:p text:style-name="P3"/>
      <text:p text:style-name="P3">- After getting the crawl data file copy the path of the file and update in the jobs to the required category and change the transformation script path in it </text:p>
      <text:p text:style-name="P3">- Get the jobs path and use in the below command and get the spread sheet which contain the data where the taransformation script applied on it.</text:p>
      <text:p text:style-name="P2"/>
      <text:p text:style-name="P6"><text:span text:style-name="T2">c</text:span><text:span text:style-name="T1">md :</text:span></text:p>
      <text:p text:style-name="P3"/>
      <text:p text:style-name="P1">python utils/transformation_util.py -p /home/kurinchiban/Desktop/mercari_project/mercari-content-scrapes/us/littlesleepies/jobs/littlesleepies-nursery_bedding_robes-little_sleepies-chain-pipeline.json -e dev </text:p>
      <text:p text:style-name="P4"/>
      <text:p text:style-name="P5">Output : </text:p>
      <text:p text:style-name="P5"/>
      <text:p text:style-name="P1">Pre-Product Transformed output: /home/kurinchiban/transform/dev/littlesleepies/women_s_sleepwear_robes/little_sleepies/pre_product_output.csv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4:57:24.709925212</meta:creation-date>
    <meta:generator>LibreOffice/7.3.6.2$Linux_X86_64 LibreOffice_project/30$Build-2</meta:generator>
    <dc:date>2022-11-21T14:58:27.241353847</dc:date>
    <meta:editing-duration>PT1M3S</meta:editing-duration>
    <meta:editing-cycles>1</meta:editing-cycles>
    <meta:document-statistic meta:table-count="0" meta:image-count="0" meta:object-count="0" meta:page-count="1" meta:paragraph-count="8" meta:word-count="86" meta:character-count="750" meta:non-whitespace-character-count="668"/>
  </office:meta>
</office:document-meta>
</file>